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5983B0"/>
    </style:style>
    <style:style style:name="ce3" style:family="table-cell" style:parent-style-name="Default" style:data-style-name="N37"/>
    <style:style style:name="ce4" style:family="table-cell" style:parent-style-name="Default" style:data-style-name="N36">
      <style:table-cell-properties fo:background-color="#81D41A"/>
    </style:style>
    <style:style style:name="ce5" style:family="table-cell" style:parent-style-name="Default" style:data-style-name="N0">
      <style:table-cell-properties fo:background-color="#81D41A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37">
      <style:table-cell-properties fo:background-color="#81D41A"/>
    </style:style>
    <style:style style:name="co1" style:family="table-column">
      <style:table-column-properties fo:break-before="auto" style:column-width="6.477cm"/>
    </style:style>
    <style:style style:name="co2" style:family="table-column">
      <style:table-column-properties fo:break-before="auto" style:column-width="8.5725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3.83116666666667cm"/>
    </style:style>
    <style:style style:name="co6" style:family="table-column">
      <style:table-column-properties fo:break-before="auto" style:column-width="2.37066666666667cm"/>
    </style:style>
    <style:style style:name="co7" style:family="table-column">
      <style:table-column-properties fo:break-before="auto" style:column-width="6.83683333333333cm"/>
    </style:style>
    <style:style style:name="co8" style:family="table-column">
      <style:table-column-properties fo:break-before="auto" style:column-width="4.6355cm"/>
    </style:style>
    <style:style style:name="co9" style:family="table-column">
      <style:table-column-properties fo:break-before="auto" style:column-width="3.19616666666667cm"/>
    </style:style>
    <style:style style:name="co10" style:family="table-column">
      <style:table-column-properties fo:break-before="auto" style:column-width="6.30766666666667cm"/>
    </style:style>
    <style:style style:name="co11" style:family="table-column">
      <style:table-column-properties fo:break-before="auto" style:column-width="4.191cm"/>
    </style:style>
    <style:style style:name="co12" style:family="table-column">
      <style:table-column-properties fo:break-before="auto" style:column-width="6.49816666666667cm"/>
    </style:style>
    <style:style style:name="co13" style:family="table-column">
      <style:table-column-properties fo:break-before="auto" style:column-width="4.2968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Optimis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Total</text:p>
          </table:table-cell>
          <table:table-cell office:value-type="currency" office:value="33953.969111456063" table:formula="of:=[.B2]*(1+[.I3])" table:style-name="ce3">
            <text:p>33,953.97 €</text:p>
          </table:table-cell>
          <table:table-cell table:number-columns-repeated="5" table:style-name="ce1"/>
          <table:table-cell office:value-type="string" table:style-name="ce2">
            <text:p>SS Taxes</text:p>
          </table:table-cell>
          <table:table-cell office:value-type="percentage" office:value="0.28299999999999997" table:style-name="ce4">
            <text:p>28.30 %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otal without VAT</text:p>
          </table:table-cell>
          <table:table-cell office:value-type="currency" office:value="28061.131497071125" table:formula="of:=SUM([.B29];[.B25];[.D22];[.G12];[.B33])" table:style-name="ce3">
            <text:p>28,061.13 €</text:p>
          </table:table-cell>
          <table:table-cell table:number-columns-repeated="5" table:style-name="ce1"/>
          <table:table-cell office:value-type="string" table:style-name="ce2">
            <text:p>Amortization months</text:p>
          </table:table-cell>
          <table:table-cell office:value-type="float" office:value="60" table:style-name="ce5">
            <text:p>60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2">
            <text:p>VAT</text:p>
          </table:table-cell>
          <table:table-cell office:value-type="percentage" office:value="0.21" table:style-name="ce4">
            <text:p>21.00 %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2">
            <text:p>Hours per month</text:p>
          </table:table-cell>
          <table:table-cell office:value-type="float" office:value="40" table:style-name="ce5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eam</text:p>
          </table:table-cell>
          <table:table-cell table:number-columns-repeated="6" table:style-name="ce1"/>
          <table:table-cell office:value-type="string" table:style-name="ce2">
            <text:p>Months</text:p>
          </table:table-cell>
          <table:table-cell office:value-type="float" office:value="4" table:style-name="ce5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Name</text:p>
          </table:table-cell>
          <table:table-cell office:value-type="string" table:style-name="ce6">
            <text:p>Role</text:p>
          </table:table-cell>
          <table:table-cell office:value-type="string" table:style-name="ce6">
            <text:p>€/hour</text:p>
          </table:table-cell>
          <table:table-cell office:value-type="string" table:style-name="ce6">
            <text:p>€/month</text:p>
          </table:table-cell>
          <table:table-cell office:value-type="string" table:style-name="ce6">
            <text:p>€/Xmonths</text:p>
          </table:table-cell>
          <table:table-cell office:value-type="string" table:style-name="ce6">
            <text:p>Soc Sec,</text:p>
          </table:table-cell>
          <table:table-cell office:value-type="string" table:style-name="ce6">
            <text:p>Tota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antón Fernández, Adrián</text:p>
          </table:table-cell>
          <table:table-cell office:value-type="string" table:style-name="ce1">
            <text:p>Business management/Full Stack Developer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7]*[.I4]" table:style-name="ce3">
            <text:p>832.00 €</text:p>
          </table:table-cell>
          <table:table-cell office:value-type="currency" office:value="3328" table:formula="of:=[.D7]*[.I5]" table:style-name="ce3">
            <text:p>3,328.00 €</text:p>
          </table:table-cell>
          <table:table-cell office:value-type="currency" office:value="1313.5620641562055" table:formula="of:=[.G7]-[.E7]" table:style-name="ce3">
            <text:p>1,313.56 €</text:p>
          </table:table-cell>
          <table:table-cell office:value-type="currency" office:value="4641.5620641562055" table:formula="of:=[.E7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arpio Camacho, Daniel</text:p>
          </table:table-cell>
          <table:table-cell office:value-type="string" table:style-name="ce1">
            <text:p>Analyst/Front end developer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8]*[.I4]" table:style-name="ce3">
            <text:p>832.00 €</text:p>
          </table:table-cell>
          <table:table-cell office:value-type="currency" office:value="3328" table:formula="of:=[.D8]*[.I5]" table:style-name="ce3">
            <text:p>3,328.00 €</text:p>
          </table:table-cell>
          <table:table-cell office:value-type="currency" office:value="1313.5620641562055" table:formula="of:=[.G8]-[.E8]" table:style-name="ce3">
            <text:p>1,313.56 €</text:p>
          </table:table-cell>
          <table:table-cell office:value-type="currency" office:value="4641.5620641562055" table:formula="of:=[.E8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resno Aranda, Rafael</text:p>
          </table:table-cell>
          <table:table-cell office:value-type="string" table:style-name="ce1">
            <text:p>Backend developer/ API integration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9]*[.I4]" table:style-name="ce3">
            <text:p>832.00 €</text:p>
          </table:table-cell>
          <table:table-cell office:value-type="currency" office:value="3328" table:formula="of:=[.D9]*[.I5]" table:style-name="ce3">
            <text:p>3,328.00 €</text:p>
          </table:table-cell>
          <table:table-cell office:value-type="currency" office:value="1313.5620641562055" table:formula="of:=[.G9]-[.E9]" table:style-name="ce3">
            <text:p>1,313.56 €</text:p>
          </table:table-cell>
          <table:table-cell office:value-type="currency" office:value="4641.5620641562055" table:formula="of:=[.E9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ebollo Lobo, Pablo</text:p>
          </table:table-cell>
          <table:table-cell office:value-type="string" table:style-name="ce1">
            <text:p>Project manager/Backend developer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10]*[.I4]" table:style-name="ce3">
            <text:p>832.00 €</text:p>
          </table:table-cell>
          <table:table-cell office:value-type="currency" office:value="3328" table:formula="of:=[.D10]*[.I5]" table:style-name="ce3">
            <text:p>3,328.00 €</text:p>
          </table:table-cell>
          <table:table-cell office:value-type="currency" office:value="1313.5620641562055" table:formula="of:=[.G10]-[.E10]" table:style-name="ce3">
            <text:p>1,313.56 €</text:p>
          </table:table-cell>
          <table:table-cell office:value-type="currency" office:value="4641.5620641562055" table:formula="of:=[.E10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odríguez Regidor, Juan</text:p>
          </table:table-cell>
          <table:table-cell office:value-type="string" table:style-name="ce1">
            <text:p>Requirements engineer/Backend developer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11]*[.I4]" table:style-name="ce3">
            <text:p>832.00 €</text:p>
          </table:table-cell>
          <table:table-cell office:value-type="currency" office:value="3328" table:formula="of:=[.D11]*[.I5]" table:style-name="ce3">
            <text:p>3,328.00 €</text:p>
          </table:table-cell>
          <table:table-cell office:value-type="currency" office:value="1313.5620641562055" table:formula="of:=[.G11]-[.E11]" table:style-name="ce3">
            <text:p>1,313.56 €</text:p>
          </table:table-cell>
          <table:table-cell office:value-type="currency" office:value="4641.5620641562055" table:formula="of:=[.E11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table:style-name="ce6">
            <text:p>Total</text:p>
          </table:table-cell>
          <table:table-cell office:value-type="currency" office:value="23207.810320781027" table:formula="of:=SUM([.G7:.G11])" table:style-name="ce3">
            <text:p>23,207.81 €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Hardware amortiz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Piece of equipment</text:p>
          </table:table-cell>
          <table:table-cell office:value-type="string" table:style-name="ce6">
            <text:p>Adquisition price</text:p>
          </table:table-cell>
          <table:table-cell office:value-type="string" table:style-name="ce6">
            <text:p>Monthly amortization</text:p>
          </table:table-cell>
          <table:table-cell office:value-type="string" table:style-name="ce6">
            <text:p>Tota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drián Cantón Laptop</text:p>
          </table:table-cell>
          <table:table-cell office:value-type="currency" office:value="800" table:style-name="ce7">
            <text:p>800.00 €</text:p>
          </table:table-cell>
          <table:table-cell office:value-type="currency" office:value="13.333333333333334" table:formula="of:=[.B17]/[.I2]" table:style-name="ce3">
            <text:p>13.33 €</text:p>
          </table:table-cell>
          <table:table-cell office:value-type="currency" office:value="53.333333333333336" table:formula="of:=[.C17]*[.I5]" table:style-name="ce3">
            <text:p>53.33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iel Carpio Laptop</text:p>
          </table:table-cell>
          <table:table-cell office:value-type="currency" office:value="800" table:style-name="ce7">
            <text:p>800.00 €</text:p>
          </table:table-cell>
          <table:table-cell office:value-type="currency" office:value="13.333333333333334" table:formula="of:=[.B18]/[.I2]" table:style-name="ce3">
            <text:p>13.33 €</text:p>
          </table:table-cell>
          <table:table-cell office:value-type="currency" office:value="53.333333333333336" table:formula="of:=[.C18]*[.I5]" table:style-name="ce3">
            <text:p>53.33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fael Fresno Laptop</text:p>
          </table:table-cell>
          <table:table-cell office:value-type="currency" office:value="1300" table:style-name="ce7">
            <text:p>1,300.00 €</text:p>
          </table:table-cell>
          <table:table-cell office:value-type="currency" office:value="21.666666666666668" table:formula="of:=[.B19]/[.I2]" table:style-name="ce3">
            <text:p>21.67 €</text:p>
          </table:table-cell>
          <table:table-cell office:value-type="currency" office:value="86.666666666666671" table:formula="of:=[.C19]*[.I5]" table:style-name="ce3">
            <text:p>86.67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blo Rebollo Laptop</text:p>
          </table:table-cell>
          <table:table-cell office:value-type="currency" office:value="900" table:style-name="ce7">
            <text:p>900.00 €</text:p>
          </table:table-cell>
          <table:table-cell office:value-type="currency" office:value="15" table:formula="of:=[.B20]/[.I2]" table:style-name="ce3">
            <text:p>15.00 €</text:p>
          </table:table-cell>
          <table:table-cell office:value-type="currency" office:value="60" table:formula="of:=[.C20]*[.I5]" table:style-name="ce3">
            <text:p>60.00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uan Rodríguez Laptop</text:p>
          </table:table-cell>
          <table:table-cell office:value-type="currency" office:value="800" table:style-name="ce7">
            <text:p>800.00 €</text:p>
          </table:table-cell>
          <table:table-cell office:value-type="currency" office:value="13.333333333333334" table:formula="of:=[.B21]/[.I2]" table:style-name="ce3">
            <text:p>13.33 €</text:p>
          </table:table-cell>
          <table:table-cell office:value-type="currency" office:value="53.333333333333336" table:formula="of:=[.C21]*[.I5]" table:style-name="ce3">
            <text:p>53.33 €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6">
            <text:p>Total</text:p>
          </table:table-cell>
          <table:table-cell office:value-type="currency" office:value="306.66666666666669" table:formula="of:=SUM([.D17:.D21])" table:style-name="ce3">
            <text:p>306.67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ploy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First year storage and hosting costs</text:p>
          </table:table-cell>
          <table:table-cell office:value-type="currency" office:value="669.34" table:style-name="ce7">
            <text:p>669.34 €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dvertise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Monthly</text:p>
          </table:table-cell>
          <table:table-cell office:value-type="string" table:style-name="ce6">
            <text:p>Total (6 months)</text:p>
          </table:table-cell>
          <table:table-cell table:number-columns-repeated="16382" table:style-name="ce1"/>
        </table:table-row>
        <table:table-row table:style-name="ro1">
          <table:table-cell office:value-type="currency" office:value="510" table:style-name="ce7">
            <text:p>510.00 €</text:p>
          </table:table-cell>
          <table:table-cell office:value-type="currency" office:value="3060" table:formula="of:=[.A29]*6" table:style-name="ce3">
            <text:p>3,060.00 €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isk prevention fun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Percentage of our budget</text:p>
          </table:table-cell>
          <table:table-cell office:value-type="percentage" office:value="0.03" table:style-name="ce4">
            <text:p>3.00 %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Total</text:p>
          </table:table-cell>
          <table:table-cell office:value-type="currency" office:value="817.31450962343081" table:formula="of:=SUM([.B29];[.B25];[.D22];[.G12])*[.B32]" table:style-name="ce7">
            <text:p>817.31 €</text:p>
          </table:table-cell>
          <table:table-cell table:number-columns-repeated="16382"/>
        </table:table-row>
        <table:table-row table:number-rows-repeated="1048543" table:style-name="ro1">
          <table:table-cell table:number-columns-repeated="16384"/>
        </table:table-row>
      </table:table>
      <table:table table:name="Realista_1" table:style-name="ta2"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4" table:number-columns-repeated="3" table:default-cell-style-name="ce1"/>
        <table:table-column table:style-name="co9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Total</text:p>
          </table:table-cell>
          <table:table-cell office:value-type="currency" office:value="36261.520410292884" table:formula="of:=[.B2]*(1+[.I3])" table:style-name="ce3">
            <text:p>36,261.52 €</text:p>
          </table:table-cell>
          <table:table-cell table:number-columns-repeated="5" table:style-name="ce1"/>
          <table:table-cell office:value-type="string" table:style-name="ce2">
            <text:p>SS Taxes</text:p>
          </table:table-cell>
          <table:table-cell office:value-type="percentage" office:value="0.28299999999999997" table:style-name="ce4">
            <text:p>28.30 %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otal without VAT</text:p>
          </table:table-cell>
          <table:table-cell office:value-type="currency" office:value="29968.198686192467" table:formula="of:=SUM([.B29];[.B25];[.D22];[.G12];[.B33])" table:style-name="ce3">
            <text:p>29,968.20 €</text:p>
          </table:table-cell>
          <table:table-cell table:number-columns-repeated="5" table:style-name="ce1"/>
          <table:table-cell office:value-type="string" table:style-name="ce2">
            <text:p>Amortization months</text:p>
          </table:table-cell>
          <table:table-cell office:value-type="float" office:value="60" table:style-name="ce5">
            <text:p>60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2">
            <text:p>VAT</text:p>
          </table:table-cell>
          <table:table-cell office:value-type="percentage" office:value="0.21" table:style-name="ce4">
            <text:p>21.00 %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2">
            <text:p>Hours per month</text:p>
          </table:table-cell>
          <table:table-cell office:value-type="float" office:value="40" table:style-name="ce5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eam</text:p>
          </table:table-cell>
          <table:table-cell table:number-columns-repeated="6" table:style-name="ce1"/>
          <table:table-cell office:value-type="string" table:style-name="ce2">
            <text:p>Months</text:p>
          </table:table-cell>
          <table:table-cell office:value-type="float" office:value="4" table:style-name="ce5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Name</text:p>
          </table:table-cell>
          <table:table-cell office:value-type="string" table:style-name="ce6">
            <text:p>Role</text:p>
          </table:table-cell>
          <table:table-cell office:value-type="string" table:style-name="ce6">
            <text:p>€/hour</text:p>
          </table:table-cell>
          <table:table-cell office:value-type="string" table:style-name="ce6">
            <text:p>€/month</text:p>
          </table:table-cell>
          <table:table-cell office:value-type="string" table:style-name="ce6">
            <text:p>€/Xmonths</text:p>
          </table:table-cell>
          <table:table-cell office:value-type="string" table:style-name="ce6">
            <text:p>Soc Sec,</text:p>
          </table:table-cell>
          <table:table-cell office:value-type="string" table:style-name="ce6">
            <text:p>Tota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antón Fernández, Adrián</text:p>
          </table:table-cell>
          <table:table-cell office:value-type="string" table:style-name="ce1">
            <text:p>Business management/Full Stack Developer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7]*[.I4]" table:style-name="ce3">
            <text:p>832.00 €</text:p>
          </table:table-cell>
          <table:table-cell office:value-type="currency" office:value="3328" table:formula="of:=[.D7]*[.I5]" table:style-name="ce3">
            <text:p>3,328.00 €</text:p>
          </table:table-cell>
          <table:table-cell office:value-type="currency" office:value="1313.5620641562055" table:formula="of:=[.G7]-[.E7]" table:style-name="ce3">
            <text:p>1,313.56 €</text:p>
          </table:table-cell>
          <table:table-cell office:value-type="currency" office:value="4641.5620641562055" table:formula="of:=[.E7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arpio Camacho, Daniel</text:p>
          </table:table-cell>
          <table:table-cell office:value-type="string" table:style-name="ce1">
            <text:p>Analyst/Front end developer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8]*[.I4]" table:style-name="ce3">
            <text:p>832.00 €</text:p>
          </table:table-cell>
          <table:table-cell office:value-type="currency" office:value="3328" table:formula="of:=[.D8]*[.I5]" table:style-name="ce3">
            <text:p>3,328.00 €</text:p>
          </table:table-cell>
          <table:table-cell office:value-type="currency" office:value="1313.5620641562055" table:formula="of:=[.G8]-[.E8]" table:style-name="ce3">
            <text:p>1,313.56 €</text:p>
          </table:table-cell>
          <table:table-cell office:value-type="currency" office:value="4641.5620641562055" table:formula="of:=[.E8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resno Aranda, Rafael</text:p>
          </table:table-cell>
          <table:table-cell office:value-type="string" table:style-name="ce1">
            <text:p>Backend developer/ API integration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9]*[.I4]" table:style-name="ce3">
            <text:p>832.00 €</text:p>
          </table:table-cell>
          <table:table-cell office:value-type="currency" office:value="3328" table:formula="of:=[.D9]*[.I5]" table:style-name="ce3">
            <text:p>3,328.00 €</text:p>
          </table:table-cell>
          <table:table-cell office:value-type="currency" office:value="1313.5620641562055" table:formula="of:=[.G9]-[.E9]" table:style-name="ce3">
            <text:p>1,313.56 €</text:p>
          </table:table-cell>
          <table:table-cell office:value-type="currency" office:value="4641.5620641562055" table:formula="of:=[.E9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ebollo Lobo, Pablo</text:p>
          </table:table-cell>
          <table:table-cell office:value-type="string" table:style-name="ce1">
            <text:p>Project manager/Backend developer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10]*[.I4]" table:style-name="ce3">
            <text:p>832.00 €</text:p>
          </table:table-cell>
          <table:table-cell office:value-type="currency" office:value="3328" table:formula="of:=[.D10]*[.I5]" table:style-name="ce3">
            <text:p>3,328.00 €</text:p>
          </table:table-cell>
          <table:table-cell office:value-type="currency" office:value="1313.5620641562055" table:formula="of:=[.G10]-[.E10]" table:style-name="ce3">
            <text:p>1,313.56 €</text:p>
          </table:table-cell>
          <table:table-cell office:value-type="currency" office:value="4641.5620641562055" table:formula="of:=[.E10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odríguez Regidor, Juan</text:p>
          </table:table-cell>
          <table:table-cell office:value-type="string" table:style-name="ce1">
            <text:p>Requirements engineer/Backend developer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11]*[.I4]" table:style-name="ce3">
            <text:p>832.00 €</text:p>
          </table:table-cell>
          <table:table-cell office:value-type="currency" office:value="3328" table:formula="of:=[.D11]*[.I5]" table:style-name="ce3">
            <text:p>3,328.00 €</text:p>
          </table:table-cell>
          <table:table-cell office:value-type="currency" office:value="1313.5620641562055" table:formula="of:=[.G11]-[.E11]" table:style-name="ce3">
            <text:p>1,313.56 €</text:p>
          </table:table-cell>
          <table:table-cell office:value-type="currency" office:value="4641.5620641562055" table:formula="of:=[.E11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table:style-name="ce6">
            <text:p>Total</text:p>
          </table:table-cell>
          <table:table-cell office:value-type="currency" office:value="23207.810320781027" table:formula="of:=SUM([.G7:.G11])" table:style-name="ce3">
            <text:p>23,207.81 €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Hardware amortiz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Piece of equipment</text:p>
          </table:table-cell>
          <table:table-cell office:value-type="string" table:style-name="ce6">
            <text:p>Adquisition price</text:p>
          </table:table-cell>
          <table:table-cell office:value-type="string" table:style-name="ce6">
            <text:p>Monthly amortization</text:p>
          </table:table-cell>
          <table:table-cell office:value-type="string" table:style-name="ce6">
            <text:p>Tota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drián Cantón Laptop</text:p>
          </table:table-cell>
          <table:table-cell office:value-type="currency" office:value="800" table:style-name="ce7">
            <text:p>800.00 €</text:p>
          </table:table-cell>
          <table:table-cell office:value-type="currency" office:value="13.333333333333334" table:formula="of:=[.B17]/[.I2]" table:style-name="ce3">
            <text:p>13.33 €</text:p>
          </table:table-cell>
          <table:table-cell office:value-type="currency" office:value="53.333333333333336" table:formula="of:=[.C17]*[.I5]" table:style-name="ce3">
            <text:p>53.33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iel Carpio Laptop</text:p>
          </table:table-cell>
          <table:table-cell office:value-type="currency" office:value="800" table:style-name="ce7">
            <text:p>800.00 €</text:p>
          </table:table-cell>
          <table:table-cell office:value-type="currency" office:value="13.333333333333334" table:formula="of:=[.B18]/[.I2]" table:style-name="ce3">
            <text:p>13.33 €</text:p>
          </table:table-cell>
          <table:table-cell office:value-type="currency" office:value="53.333333333333336" table:formula="of:=[.C18]*[.I5]" table:style-name="ce3">
            <text:p>53.33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fael Fresno Laptop</text:p>
          </table:table-cell>
          <table:table-cell office:value-type="currency" office:value="1300" table:style-name="ce7">
            <text:p>1,300.00 €</text:p>
          </table:table-cell>
          <table:table-cell office:value-type="currency" office:value="21.666666666666668" table:formula="of:=[.B19]/[.I2]" table:style-name="ce3">
            <text:p>21.67 €</text:p>
          </table:table-cell>
          <table:table-cell office:value-type="currency" office:value="86.666666666666671" table:formula="of:=[.C19]*[.I5]" table:style-name="ce3">
            <text:p>86.67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blo Rebollo Laptop</text:p>
          </table:table-cell>
          <table:table-cell office:value-type="currency" office:value="900" table:style-name="ce7">
            <text:p>900.00 €</text:p>
          </table:table-cell>
          <table:table-cell office:value-type="currency" office:value="15" table:formula="of:=[.B20]/[.I2]" table:style-name="ce3">
            <text:p>15.00 €</text:p>
          </table:table-cell>
          <table:table-cell office:value-type="currency" office:value="60" table:formula="of:=[.C20]*[.I5]" table:style-name="ce3">
            <text:p>60.00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uan Rodríguez Laptop</text:p>
          </table:table-cell>
          <table:table-cell office:value-type="currency" office:value="800" table:style-name="ce7">
            <text:p>800.00 €</text:p>
          </table:table-cell>
          <table:table-cell office:value-type="currency" office:value="13.333333333333334" table:formula="of:=[.B21]/[.I2]" table:style-name="ce3">
            <text:p>13.33 €</text:p>
          </table:table-cell>
          <table:table-cell office:value-type="currency" office:value="53.333333333333336" table:formula="of:=[.C21]*[.I5]" table:style-name="ce3">
            <text:p>53.33 €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6">
            <text:p>Total</text:p>
          </table:table-cell>
          <table:table-cell office:value-type="currency" office:value="306.66666666666669" table:formula="of:=SUM([.D17:.D21])" table:style-name="ce3">
            <text:p>306.67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ploy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First year storage and hosting costs</text:p>
          </table:table-cell>
          <table:table-cell office:value-type="currency" office:value="669.34" table:style-name="ce7">
            <text:p>669.34 €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dvertise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Monthly</text:p>
          </table:table-cell>
          <table:table-cell office:value-type="string" table:style-name="ce6">
            <text:p>Total (6 months)</text:p>
          </table:table-cell>
          <table:table-cell table:number-columns-repeated="16382" table:style-name="ce1"/>
        </table:table-row>
        <table:table-row table:style-name="ro1">
          <table:table-cell office:value-type="currency" office:value="510" table:style-name="ce7">
            <text:p>510.00 €</text:p>
          </table:table-cell>
          <table:table-cell office:value-type="currency" office:value="3060" table:formula="of:=[.A29]*6" table:style-name="ce3">
            <text:p>3,060.00 €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isk prevention fun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Percentage of our budget</text:p>
          </table:table-cell>
          <table:table-cell office:value-type="percentage" office:value="0.1" table:style-name="ce4">
            <text:p>10.00 %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Total</text:p>
          </table:table-cell>
          <table:table-cell office:value-type="currency" office:value="2724.3816987447699" table:formula="of:=SUM([.B29];[.B25];[.D22];[.G12])*[.B32]" table:style-name="ce7">
            <text:p>2,724.38 €</text:p>
          </table:table-cell>
          <table:table-cell table:number-columns-repeated="16382"/>
        </table:table-row>
        <table:table-row table:number-rows-repeated="1048543" table:style-name="ro1">
          <table:table-cell table:number-columns-repeated="16384"/>
        </table:table-row>
      </table:table>
      <table:table table:name="Realista_2" table:style-name="ta2"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Total</text:p>
          </table:table-cell>
          <table:table-cell office:value-type="currency" office:value="37909.771338033468" table:formula="of:=[.B2]*(1+[.I3])" table:style-name="ce3">
            <text:p>37,909.77 €</text:p>
          </table:table-cell>
          <table:table-cell table:number-columns-repeated="5" table:style-name="ce1"/>
          <table:table-cell office:value-type="string" table:style-name="ce2">
            <text:p>SS Taxes</text:p>
          </table:table-cell>
          <table:table-cell office:value-type="percentage" office:value="0.28299999999999997" table:style-name="ce4">
            <text:p>28.30 %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otal without VAT</text:p>
          </table:table-cell>
          <table:table-cell office:value-type="currency" office:value="31330.389535564849" table:formula="of:=SUM([.B29];[.B25];[.D22];[.G12];[.B33])" table:style-name="ce3">
            <text:p>31,330.39 €</text:p>
          </table:table-cell>
          <table:table-cell table:number-columns-repeated="5" table:style-name="ce1"/>
          <table:table-cell office:value-type="string" table:style-name="ce2">
            <text:p>Amortization months</text:p>
          </table:table-cell>
          <table:table-cell office:value-type="float" office:value="60" table:style-name="ce5">
            <text:p>60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2">
            <text:p>VAT</text:p>
          </table:table-cell>
          <table:table-cell office:value-type="percentage" office:value="0.21" table:style-name="ce4">
            <text:p>21.00 %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2">
            <text:p>Hours per month</text:p>
          </table:table-cell>
          <table:table-cell office:value-type="float" office:value="40" table:style-name="ce5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eam</text:p>
          </table:table-cell>
          <table:table-cell table:number-columns-repeated="6" table:style-name="ce1"/>
          <table:table-cell office:value-type="string" table:style-name="ce2">
            <text:p>Months</text:p>
          </table:table-cell>
          <table:table-cell office:value-type="float" office:value="4" table:style-name="ce5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Name</text:p>
          </table:table-cell>
          <table:table-cell office:value-type="string" table:style-name="ce6">
            <text:p>Role</text:p>
          </table:table-cell>
          <table:table-cell office:value-type="string" table:style-name="ce6">
            <text:p>€/hour</text:p>
          </table:table-cell>
          <table:table-cell office:value-type="string" table:style-name="ce6">
            <text:p>€/month</text:p>
          </table:table-cell>
          <table:table-cell office:value-type="string" table:style-name="ce6">
            <text:p>€/Xmonths</text:p>
          </table:table-cell>
          <table:table-cell office:value-type="string" table:style-name="ce6">
            <text:p>Soc Sec,</text:p>
          </table:table-cell>
          <table:table-cell office:value-type="string" table:style-name="ce6">
            <text:p>Tota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antón Fernández, Adrián</text:p>
          </table:table-cell>
          <table:table-cell office:value-type="string" table:style-name="ce1">
            <text:p>Business management/Full Stack Developer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7]*[.I4]" table:style-name="ce3">
            <text:p>832.00 €</text:p>
          </table:table-cell>
          <table:table-cell office:value-type="currency" office:value="3328" table:formula="of:=[.D7]*[.I5]" table:style-name="ce3">
            <text:p>3,328.00 €</text:p>
          </table:table-cell>
          <table:table-cell office:value-type="currency" office:value="1313.5620641562055" table:formula="of:=[.G7]-[.E7]" table:style-name="ce3">
            <text:p>1,313.56 €</text:p>
          </table:table-cell>
          <table:table-cell office:value-type="currency" office:value="4641.5620641562055" table:formula="of:=[.E7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arpio Camacho, Daniel</text:p>
          </table:table-cell>
          <table:table-cell office:value-type="string" table:style-name="ce1">
            <text:p>Analyst/Front end developer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8]*[.I4]" table:style-name="ce3">
            <text:p>832.00 €</text:p>
          </table:table-cell>
          <table:table-cell office:value-type="currency" office:value="3328" table:formula="of:=[.D8]*[.I5]" table:style-name="ce3">
            <text:p>3,328.00 €</text:p>
          </table:table-cell>
          <table:table-cell office:value-type="currency" office:value="1313.5620641562055" table:formula="of:=[.G8]-[.E8]" table:style-name="ce3">
            <text:p>1,313.56 €</text:p>
          </table:table-cell>
          <table:table-cell office:value-type="currency" office:value="4641.5620641562055" table:formula="of:=[.E8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resno Aranda, Rafael</text:p>
          </table:table-cell>
          <table:table-cell office:value-type="string" table:style-name="ce1">
            <text:p>Backend developer/ API integration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9]*[.I4]" table:style-name="ce3">
            <text:p>832.00 €</text:p>
          </table:table-cell>
          <table:table-cell office:value-type="currency" office:value="3328" table:formula="of:=[.D9]*[.I5]" table:style-name="ce3">
            <text:p>3,328.00 €</text:p>
          </table:table-cell>
          <table:table-cell office:value-type="currency" office:value="1313.5620641562055" table:formula="of:=[.G9]-[.E9]" table:style-name="ce3">
            <text:p>1,313.56 €</text:p>
          </table:table-cell>
          <table:table-cell office:value-type="currency" office:value="4641.5620641562055" table:formula="of:=[.E9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ebollo Lobo, Pablo</text:p>
          </table:table-cell>
          <table:table-cell office:value-type="string" table:style-name="ce1">
            <text:p>Project manager/Backend developer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10]*[.I4]" table:style-name="ce3">
            <text:p>832.00 €</text:p>
          </table:table-cell>
          <table:table-cell office:value-type="currency" office:value="3328" table:formula="of:=[.D10]*[.I5]" table:style-name="ce3">
            <text:p>3,328.00 €</text:p>
          </table:table-cell>
          <table:table-cell office:value-type="currency" office:value="1313.5620641562055" table:formula="of:=[.G10]-[.E10]" table:style-name="ce3">
            <text:p>1,313.56 €</text:p>
          </table:table-cell>
          <table:table-cell office:value-type="currency" office:value="4641.5620641562055" table:formula="of:=[.E10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odríguez Regidor, Juan</text:p>
          </table:table-cell>
          <table:table-cell office:value-type="string" table:style-name="ce1">
            <text:p>Requirements engineer/Backend developer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11]*[.I4]" table:style-name="ce3">
            <text:p>832.00 €</text:p>
          </table:table-cell>
          <table:table-cell office:value-type="currency" office:value="3328" table:formula="of:=[.D11]*[.I5]" table:style-name="ce3">
            <text:p>3,328.00 €</text:p>
          </table:table-cell>
          <table:table-cell office:value-type="currency" office:value="1313.5620641562055" table:formula="of:=[.G11]-[.E11]" table:style-name="ce3">
            <text:p>1,313.56 €</text:p>
          </table:table-cell>
          <table:table-cell office:value-type="currency" office:value="4641.5620641562055" table:formula="of:=[.E11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table:style-name="ce6">
            <text:p>Total</text:p>
          </table:table-cell>
          <table:table-cell office:value-type="currency" office:value="23207.810320781027" table:formula="of:=SUM([.G7:.G11])" table:style-name="ce3">
            <text:p>23,207.81 €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Hardware amortiz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Piece of equipment</text:p>
          </table:table-cell>
          <table:table-cell office:value-type="string" table:style-name="ce6">
            <text:p>Adquisition price</text:p>
          </table:table-cell>
          <table:table-cell office:value-type="string" table:style-name="ce6">
            <text:p>Monthly amortization</text:p>
          </table:table-cell>
          <table:table-cell office:value-type="string" table:style-name="ce6">
            <text:p>Tota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drián Cantón Laptop</text:p>
          </table:table-cell>
          <table:table-cell office:value-type="currency" office:value="800" table:style-name="ce7">
            <text:p>800.00 €</text:p>
          </table:table-cell>
          <table:table-cell office:value-type="currency" office:value="13.333333333333334" table:formula="of:=[.B17]/[.I2]" table:style-name="ce3">
            <text:p>13.33 €</text:p>
          </table:table-cell>
          <table:table-cell office:value-type="currency" office:value="53.333333333333336" table:formula="of:=[.C17]*[.I5]" table:style-name="ce3">
            <text:p>53.33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iel Carpio Laptop</text:p>
          </table:table-cell>
          <table:table-cell office:value-type="currency" office:value="800" table:style-name="ce7">
            <text:p>800.00 €</text:p>
          </table:table-cell>
          <table:table-cell office:value-type="currency" office:value="13.333333333333334" table:formula="of:=[.B18]/[.I2]" table:style-name="ce3">
            <text:p>13.33 €</text:p>
          </table:table-cell>
          <table:table-cell office:value-type="currency" office:value="53.333333333333336" table:formula="of:=[.C18]*[.I5]" table:style-name="ce3">
            <text:p>53.33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fael Fresno Laptop</text:p>
          </table:table-cell>
          <table:table-cell office:value-type="currency" office:value="1300" table:style-name="ce7">
            <text:p>1,300.00 €</text:p>
          </table:table-cell>
          <table:table-cell office:value-type="currency" office:value="21.666666666666668" table:formula="of:=[.B19]/[.I2]" table:style-name="ce3">
            <text:p>21.67 €</text:p>
          </table:table-cell>
          <table:table-cell office:value-type="currency" office:value="86.666666666666671" table:formula="of:=[.C19]*[.I5]" table:style-name="ce3">
            <text:p>86.67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blo Rebollo Laptop</text:p>
          </table:table-cell>
          <table:table-cell office:value-type="currency" office:value="900" table:style-name="ce7">
            <text:p>900.00 €</text:p>
          </table:table-cell>
          <table:table-cell office:value-type="currency" office:value="15" table:formula="of:=[.B20]/[.I2]" table:style-name="ce3">
            <text:p>15.00 €</text:p>
          </table:table-cell>
          <table:table-cell office:value-type="currency" office:value="60" table:formula="of:=[.C20]*[.I5]" table:style-name="ce3">
            <text:p>60.00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uan Rodríguez Laptop</text:p>
          </table:table-cell>
          <table:table-cell office:value-type="currency" office:value="800" table:style-name="ce7">
            <text:p>800.00 €</text:p>
          </table:table-cell>
          <table:table-cell office:value-type="currency" office:value="13.333333333333334" table:formula="of:=[.B21]/[.I2]" table:style-name="ce3">
            <text:p>13.33 €</text:p>
          </table:table-cell>
          <table:table-cell office:value-type="currency" office:value="53.333333333333336" table:formula="of:=[.C21]*[.I5]" table:style-name="ce3">
            <text:p>53.33 €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6">
            <text:p>Total</text:p>
          </table:table-cell>
          <table:table-cell office:value-type="currency" office:value="306.66666666666669" table:formula="of:=SUM([.D17:.D21])" table:style-name="ce3">
            <text:p>306.67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ploy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First year storage and hosting costs</text:p>
          </table:table-cell>
          <table:table-cell office:value-type="currency" office:value="669.34" table:style-name="ce7">
            <text:p>669.34 €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dvertise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Monthly</text:p>
          </table:table-cell>
          <table:table-cell office:value-type="string" table:style-name="ce6">
            <text:p>Total (6 months)</text:p>
          </table:table-cell>
          <table:table-cell table:number-columns-repeated="16382" table:style-name="ce1"/>
        </table:table-row>
        <table:table-row table:style-name="ro1">
          <table:table-cell office:value-type="currency" office:value="510" table:style-name="ce7">
            <text:p>510.00 €</text:p>
          </table:table-cell>
          <table:table-cell office:value-type="currency" office:value="3060" table:formula="of:=[.A29]*6" table:style-name="ce3">
            <text:p>3,060.00 €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isk prevention fun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Percentage of our budget</text:p>
          </table:table-cell>
          <table:table-cell office:value-type="percentage" office:value="0.15" table:style-name="ce4">
            <text:p>15.00 %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Total</text:p>
          </table:table-cell>
          <table:table-cell office:value-type="currency" office:value="4086.5725481171539" table:formula="of:=SUM([.B29];[.B25];[.D22];[.G12])*[.B32]" table:style-name="ce7">
            <text:p>4,086.57 €</text:p>
          </table:table-cell>
          <table:table-cell table:number-columns-repeated="16382"/>
        </table:table-row>
        <table:table-row table:number-rows-repeated="1048543" table:style-name="ro1">
          <table:table-cell table:number-columns-repeated="16384"/>
        </table:table-row>
      </table:table>
      <table:table table:name="Pesimista" table:style-name="ta2">
        <table:table-column table:style-name="co12" table:default-cell-style-name="ce1"/>
        <table:table-column table:style-name="co2" table:default-cell-style-name="ce1"/>
        <table:table-column table:style-name="co1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Total</text:p>
          </table:table-cell>
          <table:table-cell office:value-type="currency" office:value="41206.273193514637" table:formula="of:=[.B2]*(1+[.I3])" table:style-name="ce3">
            <text:p>41,206.27 €</text:p>
          </table:table-cell>
          <table:table-cell table:number-columns-repeated="5" table:style-name="ce1"/>
          <table:table-cell office:value-type="string" table:style-name="ce2">
            <text:p>SS Taxes</text:p>
          </table:table-cell>
          <table:table-cell office:value-type="percentage" office:value="0.28299999999999997" table:style-name="ce4">
            <text:p>28.30 %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otal without VAT</text:p>
          </table:table-cell>
          <table:table-cell office:value-type="currency" office:value="34054.771234309621" table:formula="of:=SUM([.B29];[.B25];[.D22];[.G12];[.B33])" table:style-name="ce3">
            <text:p>34,054.77 €</text:p>
          </table:table-cell>
          <table:table-cell table:number-columns-repeated="5" table:style-name="ce1"/>
          <table:table-cell office:value-type="string" table:style-name="ce2">
            <text:p>Amortization months</text:p>
          </table:table-cell>
          <table:table-cell office:value-type="float" office:value="60" table:style-name="ce5">
            <text:p>60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2">
            <text:p>VAT</text:p>
          </table:table-cell>
          <table:table-cell office:value-type="percentage" office:value="0.21" table:style-name="ce4">
            <text:p>21.00 %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2">
            <text:p>Hours per month</text:p>
          </table:table-cell>
          <table:table-cell office:value-type="float" office:value="40" table:style-name="ce5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eam</text:p>
          </table:table-cell>
          <table:table-cell table:number-columns-repeated="6" table:style-name="ce1"/>
          <table:table-cell office:value-type="string" table:style-name="ce2">
            <text:p>Months</text:p>
          </table:table-cell>
          <table:table-cell office:value-type="float" office:value="4" table:style-name="ce5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Name</text:p>
          </table:table-cell>
          <table:table-cell office:value-type="string" table:style-name="ce6">
            <text:p>Role</text:p>
          </table:table-cell>
          <table:table-cell office:value-type="string" table:style-name="ce6">
            <text:p>€/hour</text:p>
          </table:table-cell>
          <table:table-cell office:value-type="string" table:style-name="ce6">
            <text:p>€/month</text:p>
          </table:table-cell>
          <table:table-cell office:value-type="string" table:style-name="ce6">
            <text:p>€/Xmonths</text:p>
          </table:table-cell>
          <table:table-cell office:value-type="string" table:style-name="ce6">
            <text:p>Soc Sec,</text:p>
          </table:table-cell>
          <table:table-cell office:value-type="string" table:style-name="ce6">
            <text:p>Tota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antón Fernández, Adrián</text:p>
          </table:table-cell>
          <table:table-cell office:value-type="string" table:style-name="ce1">
            <text:p>Business management/Full Stack Developer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7]*[.I4]" table:style-name="ce3">
            <text:p>832.00 €</text:p>
          </table:table-cell>
          <table:table-cell office:value-type="currency" office:value="3328" table:formula="of:=[.D7]*[.I5]" table:style-name="ce3">
            <text:p>3,328.00 €</text:p>
          </table:table-cell>
          <table:table-cell office:value-type="currency" office:value="1313.5620641562055" table:formula="of:=[.G7]-[.E7]" table:style-name="ce3">
            <text:p>1,313.56 €</text:p>
          </table:table-cell>
          <table:table-cell office:value-type="currency" office:value="4641.5620641562055" table:formula="of:=[.E7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arpio Camacho, Daniel</text:p>
          </table:table-cell>
          <table:table-cell office:value-type="string" table:style-name="ce1">
            <text:p>Analyst/Front end developer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8]*[.I4]" table:style-name="ce3">
            <text:p>832.00 €</text:p>
          </table:table-cell>
          <table:table-cell office:value-type="currency" office:value="3328" table:formula="of:=[.D8]*[.I5]" table:style-name="ce3">
            <text:p>3,328.00 €</text:p>
          </table:table-cell>
          <table:table-cell office:value-type="currency" office:value="1313.5620641562055" table:formula="of:=[.G8]-[.E8]" table:style-name="ce3">
            <text:p>1,313.56 €</text:p>
          </table:table-cell>
          <table:table-cell office:value-type="currency" office:value="4641.5620641562055" table:formula="of:=[.E8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resno Aranda, Rafael</text:p>
          </table:table-cell>
          <table:table-cell office:value-type="string" table:style-name="ce1">
            <text:p>Backend developer/ API integration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9]*[.I4]" table:style-name="ce3">
            <text:p>832.00 €</text:p>
          </table:table-cell>
          <table:table-cell office:value-type="currency" office:value="3328" table:formula="of:=[.D9]*[.I5]" table:style-name="ce3">
            <text:p>3,328.00 €</text:p>
          </table:table-cell>
          <table:table-cell office:value-type="currency" office:value="1313.5620641562055" table:formula="of:=[.G9]-[.E9]" table:style-name="ce3">
            <text:p>1,313.56 €</text:p>
          </table:table-cell>
          <table:table-cell office:value-type="currency" office:value="4641.5620641562055" table:formula="of:=[.E9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ebollo Lobo, Pablo</text:p>
          </table:table-cell>
          <table:table-cell office:value-type="string" table:style-name="ce1">
            <text:p>Project manager/Backend developer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10]*[.I4]" table:style-name="ce3">
            <text:p>832.00 €</text:p>
          </table:table-cell>
          <table:table-cell office:value-type="currency" office:value="3328" table:formula="of:=[.D10]*[.I5]" table:style-name="ce3">
            <text:p>3,328.00 €</text:p>
          </table:table-cell>
          <table:table-cell office:value-type="currency" office:value="1313.5620641562055" table:formula="of:=[.G10]-[.E10]" table:style-name="ce3">
            <text:p>1,313.56 €</text:p>
          </table:table-cell>
          <table:table-cell office:value-type="currency" office:value="4641.5620641562055" table:formula="of:=[.E10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odríguez Regidor, Juan</text:p>
          </table:table-cell>
          <table:table-cell office:value-type="string" table:style-name="ce1">
            <text:p>Requirements engineer/Backend developer</text:p>
          </table:table-cell>
          <table:table-cell office:value-type="currency" office:value="20.8" table:style-name="ce7">
            <text:p>20.80 €</text:p>
          </table:table-cell>
          <table:table-cell office:value-type="currency" office:value="832" table:formula="of:=[.C11]*[.I4]" table:style-name="ce3">
            <text:p>832.00 €</text:p>
          </table:table-cell>
          <table:table-cell office:value-type="currency" office:value="3328" table:formula="of:=[.D11]*[.I5]" table:style-name="ce3">
            <text:p>3,328.00 €</text:p>
          </table:table-cell>
          <table:table-cell office:value-type="currency" office:value="1313.5620641562055" table:formula="of:=[.G11]-[.E11]" table:style-name="ce3">
            <text:p>1,313.56 €</text:p>
          </table:table-cell>
          <table:table-cell office:value-type="currency" office:value="4641.5620641562055" table:formula="of:=[.E11]/(1-[.I1])" table:style-name="ce3">
            <text:p>4,641.56 €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table:style-name="ce6">
            <text:p>Total</text:p>
          </table:table-cell>
          <table:table-cell office:value-type="currency" office:value="23207.810320781027" table:formula="of:=SUM([.G7:.G11])" table:style-name="ce3">
            <text:p>23,207.81 €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Hardware amortiz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Piece of equipment</text:p>
          </table:table-cell>
          <table:table-cell office:value-type="string" table:style-name="ce6">
            <text:p>Adquisition price</text:p>
          </table:table-cell>
          <table:table-cell office:value-type="string" table:style-name="ce6">
            <text:p>Monthly amortization</text:p>
          </table:table-cell>
          <table:table-cell office:value-type="string" table:style-name="ce6">
            <text:p>Tota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drián Cantón Laptop</text:p>
          </table:table-cell>
          <table:table-cell office:value-type="currency" office:value="800" table:style-name="ce7">
            <text:p>800.00 €</text:p>
          </table:table-cell>
          <table:table-cell office:value-type="currency" office:value="13.333333333333334" table:formula="of:=[.B17]/[.I2]" table:style-name="ce3">
            <text:p>13.33 €</text:p>
          </table:table-cell>
          <table:table-cell office:value-type="currency" office:value="53.333333333333336" table:formula="of:=[.C17]*[.I5]" table:style-name="ce3">
            <text:p>53.33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iel Carpio Laptop</text:p>
          </table:table-cell>
          <table:table-cell office:value-type="currency" office:value="800" table:style-name="ce7">
            <text:p>800.00 €</text:p>
          </table:table-cell>
          <table:table-cell office:value-type="currency" office:value="13.333333333333334" table:formula="of:=[.B18]/[.I2]" table:style-name="ce3">
            <text:p>13.33 €</text:p>
          </table:table-cell>
          <table:table-cell office:value-type="currency" office:value="53.333333333333336" table:formula="of:=[.C18]*[.I5]" table:style-name="ce3">
            <text:p>53.33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fael Fresno Laptop</text:p>
          </table:table-cell>
          <table:table-cell office:value-type="currency" office:value="1300" table:style-name="ce7">
            <text:p>1,300.00 €</text:p>
          </table:table-cell>
          <table:table-cell office:value-type="currency" office:value="21.666666666666668" table:formula="of:=[.B19]/[.I2]" table:style-name="ce3">
            <text:p>21.67 €</text:p>
          </table:table-cell>
          <table:table-cell office:value-type="currency" office:value="86.666666666666671" table:formula="of:=[.C19]*[.I5]" table:style-name="ce3">
            <text:p>86.67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blo Rebollo Laptop</text:p>
          </table:table-cell>
          <table:table-cell office:value-type="currency" office:value="900" table:style-name="ce7">
            <text:p>900.00 €</text:p>
          </table:table-cell>
          <table:table-cell office:value-type="currency" office:value="15" table:formula="of:=[.B20]/[.I2]" table:style-name="ce3">
            <text:p>15.00 €</text:p>
          </table:table-cell>
          <table:table-cell office:value-type="currency" office:value="60" table:formula="of:=[.C20]*[.I5]" table:style-name="ce3">
            <text:p>60.00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uan Rodríguez Laptop</text:p>
          </table:table-cell>
          <table:table-cell office:value-type="currency" office:value="800" table:style-name="ce7">
            <text:p>800.00 €</text:p>
          </table:table-cell>
          <table:table-cell office:value-type="currency" office:value="13.333333333333334" table:formula="of:=[.B21]/[.I2]" table:style-name="ce3">
            <text:p>13.33 €</text:p>
          </table:table-cell>
          <table:table-cell office:value-type="currency" office:value="53.333333333333336" table:formula="of:=[.C21]*[.I5]" table:style-name="ce3">
            <text:p>53.33 €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6">
            <text:p>Total</text:p>
          </table:table-cell>
          <table:table-cell office:value-type="currency" office:value="306.66666666666669" table:formula="of:=SUM([.D17:.D21])" table:style-name="ce3">
            <text:p>306.67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ploy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First year storage and hosting costs</text:p>
          </table:table-cell>
          <table:table-cell office:value-type="currency" office:value="669.34" table:style-name="ce7">
            <text:p>669.34 €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dvertise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Monthly</text:p>
          </table:table-cell>
          <table:table-cell office:value-type="string" table:style-name="ce6">
            <text:p>Total (6 months)</text:p>
          </table:table-cell>
          <table:table-cell table:number-columns-repeated="16382" table:style-name="ce1"/>
        </table:table-row>
        <table:table-row table:style-name="ro1">
          <table:table-cell office:value-type="currency" office:value="510" table:style-name="ce7">
            <text:p>510.00 €</text:p>
          </table:table-cell>
          <table:table-cell office:value-type="currency" office:value="3060" table:formula="of:=[.A29]*6" table:style-name="ce3">
            <text:p>3,060.00 €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isk prevention fun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Percentage of our budget</text:p>
          </table:table-cell>
          <table:table-cell office:value-type="percentage" office:value="0.25" table:style-name="ce4">
            <text:p>25.00 %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Total</text:p>
          </table:table-cell>
          <table:table-cell office:value-type="currency" office:value="6810.9542468619238" table:formula="of:=SUM([.B29];[.B25];[.D22];[.G12])*[.B32]" table:style-name="ce7">
            <text:p>6,810.95 €</text:p>
          </table:table-cell>
          <table:table-cell table:number-columns-repeated="16382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36">
      <number:number number:decimal-places="2" number:min-integer-digits="1"/>
      <number:text> %</number:text>
    </number:percentage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Pablo</dc:creator>
    <meta:creation-date>2018-09-15T17:03:04Z</meta:creation-date>
    <dc:date>2019-03-23T11:56:35Z</dc:date>
    <meta:print-date>2019-03-14T19:48:09Z</meta:print-date>
    <meta:editing-cycles>9</meta:editing-cycles>
    <meta:editing-duration>PT1936S</meta:editing-duration>
  </office:meta>
</office:document-meta>
</file>